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cm" draw:marker-end-width="0cm" draw:fill="solid" draw:fill-color="#cccccc" draw:textarea-horizontal-align="justify" draw:textarea-vertical-align="middle" draw:auto-grow-height="false" fo:min-height="11.022cm" fo:min-width="18.05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502cm" fo:min-width="0.69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33333" draw:marker-start-width="0.35cm" draw:marker-end-width="0.35cm" draw:fill="solid" draw:fill-color="#cccccc" draw:textarea-horizontal-align="justify" draw:textarea-vertical-align="middle" draw:auto-grow-height="false" fo:min-height="2.922cm" fo:min-width="6.901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1.597cm"/>
    </style:style>
    <style:style style:name="gr5" style:family="graphic" style:parent-style-name="standard">
      <style:graphic-properties svg:stroke-width="0.1cm" svg:stroke-color="#333333" draw:marker-start-width="0cm" draw:marker-end-width="0cm" draw:fill="solid" draw:fill-color="#cccccc" draw:textarea-horizontal-align="justify" draw:textarea-vertical-align="middle" draw:auto-grow-height="false" fo:min-height="4.944cm" fo:min-width="10.036cm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1.412cm"/>
    </style:style>
    <style:style style:name="gr7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1.843cm" fo:min-width="0.5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5.774cm" fo:min-width="10.72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1.7cm" fo:min-width="0.462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1.924cm" fo:min-width="0.58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1.697cm"/>
    </style:style>
    <style:style style:name="gr12" style:family="graphic" style:parent-style-name="standard">
      <style:graphic-properties draw:stroke="none" draw:fill="none" fo:min-height="5.65cm"/>
    </style:style>
    <style:style style:name="P1" style:family="paragraph">
      <style:paragraph-properties fo:text-align="center"/>
      <style:text-properties style:font-name="Calibri1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style:font-name="Courier" fo:font-size="28pt" style:font-size-asian="28pt" style:font-size-complex="28pt"/>
    </style:style>
    <style:style style:name="P5" style:family="paragraph">
      <style:paragraph-properties fo:text-align="center"/>
      <style:text-properties style:font-name="Calibri1"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libri1" fo:font-size="40pt" style:font-size-asian="40pt" style:font-size-complex="40pt"/>
    </style:style>
    <style:style style:name="T4" style:family="text">
      <style:text-properties style:font-name="Courier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88cm" svg:height="11.6cm" svg:x="5.287cm" svg:y="0.6cm">
          <text:p text:style-name="P1"><text:span text:style-name="T1">Data Collecto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cm" svg:height="3.893cm" draw:transform="rotate (1.57725404502728) translate (0.794cm 6.425cm)">
          <text:p/>
          <draw:enhanced-geometry svg:viewBox="0 0 21600 21600" draw:text-areas="?f0 0 ?f2 ?f5" draw:type="down-arrow" draw:modifiers="14200.3081664099 5896.19377162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7.5cm" svg:height="6.2cm" svg:x="14.4cm" svg:y="15.3cm">
          <text:p text:style-name="P3"><text:span text:style-name="T3">Disk</text:span></text:p>
          <text:p text:style-name="P3"><text:span text:style-name="T3">(LCIO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5.446cm" svg:height="1.847cm" svg:x="18.654cm" svg:y="0.8cm">
          <draw:text-box>
            <text:p text:style-name="P4"><text:span text:style-name="T4">EUDAQ</text:span></text:p>
          </draw:text-box>
        </draw:frame>
        <draw:custom-shape draw:style-name="gr5" draw:text-style-name="P1" draw:layer="layout" svg:width="10.742cm" svg:height="5.4cm" svg:x="13.425cm" svg:y="6.8cm">
          <text:p text:style-name="P1"><text:span text:style-name="T2">Data Converter</text:span></text:p>
          <text:p text:style-name="P1"><text:span text:style-name="T2">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4.8cm" svg:height="3.071cm" svg:x="0.2cm" svg:y="6.6cm">
          <draw:text-box>
            <text:p text:style-name="P1"><text:span text:style-name="T2">From</text:span></text:p>
            <text:p text:style-name="P1"><text:span text:style-name="T2">DAQ</text:span></text:p>
          </draw:text-box>
        </draw:frame>
        <draw:custom-shape draw:style-name="gr7" draw:text-style-name="P2" draw:layer="layout" svg:width="2.6cm" svg:height="2.596cm" draw:transform="rotate (0.00314159265358987) translate (16.992cm 12.404cm)">
          <text:p/>
          <draw:enhanced-geometry svg:viewBox="0 0 21600 21600" draw:text-areas="?f0 0 ?f2 ?f5" draw:type="down-arrow" draw:modifiers="10463.1497882172 6394.46366782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2.2cm" svg:height="7cm" svg:x="8.9cm" svg:y="24.9cm">
          <text:p text:style-name="P3"><text:span text:style-name="T3">LCIO file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29.381516926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5cm" svg:height="6.2cm" svg:x="5.6cm" svg:y="15.4cm">
          <text:p text:style-name="P3"><text:span text:style-name="T3">Disk</text:span></text:p>
          <text:p text:style-name="P3"><text:span text:style-name="T3">(RAW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2" draw:layer="layout" svg:width="2.6cm" svg:height="2.596cm" draw:transform="rotate (0.00314159265358987) translate (8cm 12.408cm)">
          <text:p/>
          <draw:enhanced-geometry svg:viewBox="0 0 21600 21600" draw:text-areas="?f0 0 ?f2 ?f5" draw:type="down-arrow" draw:modifiers="10463.1497882172 6394.46366782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2.6cm" svg:height="2.596cm" draw:transform="rotate (0.00314159265358987) translate (17.092cm 21.904cm)">
          <text:p/>
          <draw:enhanced-geometry svg:viewBox="0 0 21600 21600" draw:text-areas="?f0 0 ?f2 ?f5" draw:type="down-arrow" draw:modifiers="10463.1497882172 6394.46366782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2.6cm" svg:height="2.693cm" draw:transform="rotate (1.57725404502728) translate (21.317cm 29.6cm)">
          <text:p/>
          <draw:enhanced-geometry svg:viewBox="0 0 21600 21600" draw:text-areas="?f0 0 ?f2 ?f5" draw:type="down-arrow" draw:modifiers="11112.6948775056 4949.48096885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6.7cm" svg:height="1.947cm" svg:x="14.5cm" svg:y="24.953cm">
          <draw:text-box>
            <text:p text:style-name="P4"><text:span text:style-name="T4">DQM4HEP</text:span></text:p>
          </draw:text-box>
        </draw:frame>
        <draw:frame draw:style-name="gr12" draw:text-style-name="P1" draw:layer="layout" svg:width="6.9cm" svg:height="8.711cm" svg:x="21cm" svg:y="23.8cm">
          <draw:text-box>
            <text:p text:style-name="P1"><text:span text:style-name="T2">To</text:span></text:p>
            <text:p text:style-name="P1"><text:span text:style-name="T2">DQM4HEP</text:span></text:p>
            <text:p text:style-name="P1"><text:span text:style-name="T2"/></text:p>
            <text:p text:style-name="P1"><text:span text:style-name="T2"/></text:p>
            <text:p text:style-name="P1"><text:span text:style-name="T2">Event</text:span></text:p>
            <text:p text:style-name="P1"><text:span text:style-name="T2">Coll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7-10-03T10:31:59.851255467</dc:date>
    <meta:editing-duration>PT1H53M21S</meta:editing-duration>
    <meta:editing-cycles>20</meta:editing-cycles>
    <meta:generator>LibreOffice/4.3.3.2$Linux_x86 LibreOffice_project/430m0$Build-2</meta:generator>
    <dc:creator>rete </dc:creator>
    <meta:document-statistic meta:object-count="14"/>
  </office:meta>
</office:document-meta>
</file>